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erInputStream.fill( int requestedBy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aderInputStream.ReaderInputStream( Reader reader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InputStream.ReaderInputStream( Reader reader , String encoding , int buffer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